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open air photo booth rental San Dimas</text:span></text:p>
      <text:p text:style-name="P2"/>
      <text:p text:style-name="P1">We have enough money premium quality slow movement 360 VideoBooths, offering upscale photo activations for your special thing or wedding. our family-owned and operated team is the perfect photo entertainment answer for corporate events, schools, weddings, private parties, and interactive brand activations that is good for Corporate Events. For custom onsite branding, we can help you create a enthusiastic vibes for all to enjoy in the manner of our astonishing 360 video content. Instantly share this viral video content to make known your brand and event; guaranteed to create your corporate event, wedding, or choice special occasion extraordinary, our honor Winning 360 VideoBooth sustain allows guests to interact with the sturdy platform to create their own 360 videos of themselves. Our PhotoBooth is a crowd-pleaser that captures a variety of videos that you can instantly upload to social media and portion past associates and family. We have been in the photo promotion game for on top of 10 years and are trusted by brands, business companies, and party planners looking for more interactive photo experiences that drive interest will spice going on any event, and are tailor-made for fascination and entertainment. {} Our 360 VideoBooth is custom-tailored to your thing needs and allows users to record, edit and share videos within 60 seconds. Plus, custom branding options ensure all business is an clarification of your own brand, and provides a unique addition to just roughly any event. Creating a seamless video experience is just one of the many ways we can put up to you accomplish your matter marketing goals. do you know what the absolute viral publicity answer to adopt you a 5-star corporate event? {} Our tribute Winning 360 video booth Service, captures people from all angles bearing in mind our amazing 360 videos which can be instantly shared in moments. There are lots of basic photo booths out there that take on pro-quality photos, but what makes ours alternative is that we offer a sufficiently Customizable photo experience taking into account our 360 VideoBooths. with a 360 VideoBooth, guests can jump on the platform and it will automatically swing re them to take possession of themselves from all angles.</text:p>
      <text:p text:style-name="P1"/>
      <text:p text:style-name="P1"/>
      <text:p text:style-name="P1">You already hired a photographer to invade compound angles of your event, but a photo booth is alternating from hiring an business photographer and is The absolute permit for a Baby shower, gender reveal, private event, or corporate party. Even if you have a photographer for your event, photo booth rentals are a good habit to seize the excitement of your situation and get the party started immediately. Photo booth rentals can take possession of High-Quality Pictures in a booth place but traditional photography will mosey in this area and document the event. A photo booth is great For Weddings and will be a fun mannerism to interest at any occasion. What beats taking a few photos providing an excellent icebreaker for guests, and sharing them online instantly? {} Photo booth rentals, once dancing, drinking, and new entertainment events, are more practically the experience and are a good pretension to gone branded tangible keepsakes and make a customized experience for any event. We specialize in corporate events but a photo booth is a absolute complement to a propos any type of event, from weddings to corporate events, providing interactive entertainment for your visitors. As an further bonus, Creating a branded experience by printing photos at your situation is still a unconditionally well-liked service. Yes, and nothing will spice taking place any issue afterward a 1st class photo booth print. World Class Rated Photo Booths aren't just for photos and prints anymore. Whether you're booking a insane boomerang or a selfie booth where you can shoot GIFs, or renting an inflatable photo booth that's absolute for your sweet 16-year-old, our classic wedding photo booths are a unique auxiliary to just very nearly any event. There are in addition to some high-end options in the premium GLAM booth, that features high-quality prints. At this booth, you can print our own High-Quality Pictures behind an airbrushed see in one shot. You can after that use special photo filters to create a in point of fact special and unique accessory to just very nearly any thing And create slow leisure interest videos following our other 360 video booth rental that provides a first-class, easy-to-use photo experience.</text:p>
      <text:p text:style-name="P1"/>
      <text:p text:style-name="P1">Lucky Frog Photo Booth is A family-owned and operated team of Photogs that is considered one of the premier photo booth rental companies in tawny County CA. We give the BEST photo booth experience in orange County, behind innovative and forward-looking photo booths that are a good pretentiousness to seize the sparkle of your matter and a perfect addition to corporate events, weddings, parties, and supplementary social gatherings re OC. {} We come up with the money for upscale photo activations for your special matter or wedding along subsequently top-notch photo booths and we are a photo entertainment company that specializes in fun for any occasion. Each feature-filled photo booth is a good icebreaker for guests and is guaranteed to make your corporate event stand out.</text:p>
      <text:p text:style-name="P1">Looking for the best photo booth rental company in orangey County in imitation of rave review Winning encouragement and tall character prints? see no supplementary than our Tustin-based Photo Booth Rental, your premier photo booth rental company tailor-made for engagement and entertainment. Photo booths have become a mainstay at every OC events, perfect for every events: corporate events, weddings, anniversaries, birthdays, and graduations. acquire the best photo booth rental in ocher county, and we are in addition to the Best Wedding Photo Booth in ocher County. We offer the most seamless photo booth rental experience and have the most Award-winning Photo Booths in yellow County. Our booths are highly developed photo booths following cutting-edge technology such as custom branding, unadulterated photos, top-of-the-line printers, and wealth of fun props. </text:p>
      <text:p text:style-name="P3">Whether youre looking to meet the expense of a fun experience for your wedding guests or you craving a memorable prize at your next corporate event, our booths are absolute for every kinds of events; Corporate events, weddings, anniversaries, birthdays, and graduations. entrance us today for a forgive consultation past the premiere photo booth rental company in ocher County. make your adjacent yellowish-brown County-area business stand out, whether it's a wedding, university dance, graduation party, or corporate gathering. As the premier photo booth rental assist in tawny County, we manage to pay for taking place an unforgettable photo experience, that will leave your guests taking into account special memories. {} Our Tustin Photo Booth Rental is an incredible photo booth experience situation in yellowish-brown County, CA. Our photo booth facilities are detailed &amp; professional, and we have a reputation for providing good facilities like our all-inclusive packages and best practicable photo experiences. We narcissism ourselves upon our honest customer promote and tailor-made for combination and entertainment. You will acquire the Best Photo Booth agreement In Town taking into account Tustin Photo Booth Rental than any additional photo booth company in orangey County! We have the funds for World Class Rated photo booth rental facilities near orangey County, CA. We find the money for custom branding, the very best in unique or custom Photo Booth activations, smooth Designs, and highest atmosphere sustain in Los Angeles and every of orangey County. The Best Corporate Photo Booth is an award-winning Los Angeles based providing unique and amazing photo booth experiences. We have the funds for one of the most unique photo booth experiences in SOCAL. Our Photo Booths are the absolute fit for your business and give utter prints for all your guests to say yes home taking into account them. Our booths are sleek, modern, and the highest quality in Los Angeles and all of yellow County. More than just photo booth rental, Tustin Photo Booth Rental is your one-stop shop for top-quality, and Feature-filled photo booths in yellow County. with a number of options to choose from, we have photo booth rentals throughout tawny County; in this area Irvine and La Habra, Anaheim, Long Beach, Buena Park, Yorba Linda, Costa Mesa, Fountain Valley, Lake Forest, Los Alamitos, Laguna Beach, Laguna Hills, Lake Forest, and the Huntington beach Coastal area along afterward La Habra, Cerritos, Tustin, and Dana Point, as skillfully as all of orange County. Our company specializes in providing you once High-Quality Pictures to encourage create your business a good and fun quirk to occupy for any occasion. retrieve us today and allow us know what we can reach to make a in force air for all to enjoy. If you are searching for the best photo booth rental company in yellow County, behind satisfaction guaranteed, next see no further! Tustin Photo Booth Rental is your one-stop shop that offers summit photo booth selections easily reached for your neighboring OC event. next higher than twenty years of experience, underneath our belts our staff is 5-star rated bearing in mind it comes to making a flawless photo booth to make your concern stand out. From weddings to quinceaeras we have you covered; Whether it's a corporate play in at Fashion Island, a wedding reception upon the Laguna Coast, or just a party subsequently contacts in Costa Mesa, our photo booth will put up to you create instant memories that everyone will love. We come up with the money for premier Photo Booths Fun For all Ages, a super-fun experience later unadulterated photos, and so much more! Our Corporate Photo Booth rental is the premier photo booth rental company in every of yellow County, CA, perfect for Holiday Office Parties, Holiday Festivals, house Parties, Christmas Celebrations, Hanukkah Parties, and, of course, new Years Eve Galas. We are a leading photo entertainment provider for Weddings, Birthdays, Quinceaeras, and further special comings and goings roughly speaking orange County . Our photo booths are Social Media Ready and present pure prints afterward custom branding to make a customized experience for any event.</text:p>
      <text:p text:style-name="P8"><text:span text:style-name="T2">RELEVANT KEYWORDS</text:span></text:p>
      <text:p text:style-name="P1">The list of keywords we used to create this document :</text:p>
      <text:p text:style-name="P1"/>
      <text:p text:style-name="P3">open air photo booth rental San Dimas,blow up photo booth San Dimas,digital photo booth rental San Dimas</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soft-page-break/><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soft-page-break/><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soft-page-break/><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4"/>
      <text:p text:style-name="P9"><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6"><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118" meta:word-count="2412" meta:character-count="14365" meta:non-whitespace-character-count="12069"/>
    <meta:generator>LibreOfficeDev/6.0.5.2$Linux_X86_64 LibreOffice_project/</meta:generator>
  </office:meta>
</office:document-meta>
</file>